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98C891EC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16958*"/>
    </style:style>
    <style:style style:name="Tabell3.B" style:family="table-column">
      <style:table-column-properties style:column-width="12.601cm" style:rel-column-width="4857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16958*"/>
    </style:style>
    <style:style style:name="Tabell11.B" style:family="table-column">
      <style:table-column-properties style:column-width="12.601cm" style:rel-column-width="48577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text-properties fo:font-style="normal" style:font-style-asian="normal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4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A3B</text:p>
      <text:p text:style-name="P8">Designdokument</text:p>
      <text:p text:style-name="P9">version 1.0</text:p>
      <text:p text:style-name="P8"/>
      <text:p text:style-name="P10">Andersson, Adam, adaan690</text:p>
      <text:p text:style-name="P10">Andersson, Conny, conan414</text:p>
      <text:p text:style-name="P10">Andersson, Martin, maran703</text:p>
      <text:p text:style-name="P10">Bolin, Andreas, andbo467</text:p>
      <text:p text:style-name="P5"/>
      <text:p text:style-name="P5">2012-11-09</text:p>
      <text:p text:style-name="P5"/>
      <text:p text:style-name="P5"/>
      <text:p text:style-name="P5"/>
      <text:p text:style-name="P6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">Innehållsförteckning</text:p>
          </text:index-title>
          <text:p text:style-name="P20">1. Inledning<text:tab/>3</text:p>
          <text:p text:style-name="P20">2. Klassdiagram<text:tab/>4</text:p>
          <text:p text:style-name="P20">3. Klassbeskrivning<text:tab/>5</text:p>
        </text:index-body>
      </text:table-of-content>
      <text:p text:style-name="P4"/>
      <text:p text:style-name="P21"><text:toc-mark-start text:id="IMark168724936" text:outline-level="1"/>1. Inledning<text:toc-mark-end text:id="IMark168724936"/></text:p>
      <text:p text:style-name="P4"/>
      <text:p text:style-name="P3">Detta dokument är en objektorienterad design av vårt system. Projektet utförs i kursen TDDC76 <text:span text:style-name="T1">Programmering och datastrukturer, </text:span>vid Linköpings Tekniska Högskola.</text:p>
      <text:p text:style-name="P3"/>
      <text:p text:style-name="P3">Systemet är ett bokningssystem för fordon med ett grafiskt gränssnitt mot operatören. I bokningssystemet ska man kunna boka fordon och även kunna hantera in- och utlämning av fordon.</text:p>
      <text:p text:style-name="P3">Vidare ska man även kunna söka fram bokningar och fordon. En databas kommer användas för bokningar samt en för fordon. Systemet ska täcka administrationsbehovet för en mindre uthyrningsstation.</text:p>
      <text:p text:style-name="P4"/>
      <text:p text:style-name="P3"/>
      <text:p text:style-name="P1"><text:toc-mark text:string-value="2. Klassdiagram" text:outline-level="1"/>2. Klassdiagram<text:line-break/></text:p>
      <text:p text:style-name="P3">Nedan följer ett klassdiagram för vårt system. Observera att samtliga pilar/trianglar anger association samt att alla relationer är angivna med riktning.</text:p>
      <text:p text:style-name="P3"/>
      <text:p text:style-name="P3"><draw:frame draw:style-name="fr1" draw:name="grafik1" text:anchor-type="paragraph" svg:width="17cm" svg:height="13.365cm" draw:z-index="0"><draw:image xlink:href="Pictures/100002010000034D00000298C891ECBF.png" xlink:type="simple" xlink:show="embed" xlink:actuate="onLoad"/></draw:frame></text:p>
      <text:p text:style-name="P1"><text:toc-mark-start text:id="IMark168724936" text:outline-level="1"/>3. Klassbeskrivning<text:toc-mark-end text:id="IMark168724936"/><text:line-break/><text:line-break/><text:span text:style-name="T2">Nedan följer klassformulär för våra klasser.</text:span></text:p>
      <text:p text:style-name="P4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1">Namn:</text:p>
          </table:table-cell>
          <table:table-cell table:style-name="Tabell1.B1" office:value-type="string">
            <text:p text:style-name="P12">Carpark</text:p>
          </table:table-cell>
        </table:table-row>
        <table:table-row>
          <table:table-cell table:style-name="Tabell1.A2" office:value-type="string">
            <text:p text:style-name="P13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3">Konstruktörer:</text:p>
          </table:table-cell>
          <table:table-cell table:style-name="Tabell1.B2" office:value-type="string">
            <text:p text:style-name="P14">Carpark()</text:p>
            <text:p text:style-name="P18">default konstruktor</text:p>
            <text:p text:style-name="P14">~Carpark()</text:p>
            <text:p text:style-name="P18">destruktor</text:p>
          </table:table-cell>
        </table:table-row>
        <table:table-row>
          <table:table-cell table:style-name="Tabell1.A2" office:value-type="string">
            <text:p text:style-name="P13">Operationer:</text:p>
          </table:table-cell>
          <table:table-cell table:style-name="Tabell1.B2" office:value-type="string">
            <text:p text:style-name="P13">void run()</text:p>
            <text:p text:style-name="P18">startar gui, öppnar databas, skapar sökobjekt</text:p>
          </table:table-cell>
        </table:table-row>
        <table:table-row>
          <table:table-cell table:style-name="Tabell1.A2" office:value-type="string">
            <text:p text:style-name="P13">Datamedlemmar:</text:p>
          </table:table-cell>
          <table:table-cell table:style-name="Tabell1.B2" office:value-type="string">
            <text:p text:style-name="P16"><text:s/>- </text:p>
          </table:table-cell>
        </table:table-row>
      </table:table>
      <text:p text:style-name="Standard"/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Namn:</text:p>
          </table:table-cell>
          <table:table-cell table:style-name="Tabell2.B1" office:value-type="string">
            <text:p text:style-name="P12">GUI</text:p>
          </table:table-cell>
        </table:table-row>
        <table:table-row>
          <table:table-cell table:style-name="Tabell2.A2" office:value-type="string">
            <text:p text:style-name="P13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3">Konstruktörer:</text:p>
          </table:table-cell>
          <table:table-cell table:style-name="Tabell2.B2" office:value-type="string">
            <text:p text:style-name="P25">GUI()</text:p>
            <text:p text:style-name="P18">default konstruktor</text:p>
            <text:p text:style-name="P25">~GUI()</text:p>
            <text:p text:style-name="P18">destruktor</text:p>
          </table:table-cell>
        </table:table-row>
        <table:table-row>
          <table:table-cell table:style-name="Tabell2.A2" office:value-type="string">
            <text:p text:style-name="P13">Operationer:</text:p>
          </table:table-cell>
          <table:table-cell table:style-name="Tabell2.B2" office:value-type="string">
            <text:p text:style-name="P17">Se grafisk bifogad fil.</text:p>
          </table:table-cell>
        </table:table-row>
        <table:table-row>
          <table:table-cell table:style-name="Tabell2.A2" office:value-type="string">
            <text:p text:style-name="P13">Datamedlemmar:</text:p>
          </table:table-cell>
          <table:table-cell table:style-name="Tabell2.B2" office:value-type="string">
            <text:p text:style-name="P14">Reservation <text:s text:c="11"/>current_reservation</text:p>
            <text:p text:style-name="P14">Search_reservation current_reservation_result</text:p>
            <text:p text:style-name="P14">Search_vehicle <text:s text:c="6"/>current_vehicle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1">Namn:</text:p>
          </table:table-cell>
          <table:table-cell table:style-name="Tabell3.B1" office:value-type="string">
            <text:p text:style-name="P12">Database</text:p>
          </table:table-cell>
        </table:table-row>
        <table:table-row>
          <table:table-cell table:style-name="Tabell3.A2" office:value-type="string">
            <text:p text:style-name="P13">Syfte:</text:p>
          </table:table-cell>
          <table:table-cell table:style-name="Tabell3.B2" office:value-type="string">
            <text:p text:style-name="P16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3">Konstruktörer:</text:p>
          </table:table-cell>
          <table:table-cell table:style-name="Tabell3.B2" office:value-type="string">
            <text:p text:style-name="P16">- Statisk, ingen konstruktor</text:p>
            <text:p text:style-name="P14">~Database()</text:p>
          </table:table-cell>
        </table:table-row>
        <table:table-row>
          <table:table-cell table:style-name="Tabell3.A2" office:value-type="string">
            <text:p text:style-name="P13">Operationer:</text:p>
          </table:table-cell>
          <table:table-cell table:style-name="Tabell3.B2" office:value-type="string">
            <text:p text:style-name="P16">public:</text:p>
            <text:p text:style-name="P14">bool open(string&amp; filename) </text:p>
            <text:p text:style-name="P16">Öppnar databasen i filename, alternativt skapar databas med namn filename, returnerar true om lyckat, false annars.</text:p>
            <text:p text:style-name="P16"/>
            <text:p text:style-name="P14">vector&lt;vector&lt;string&gt;&gt; reservation_search(string&amp; what, string&amp; value)</text:p>
            <text:p text:style-name="P16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</text:span><text:soft-page-break/><text:span text:style-name="T3">name.</text:span></text:p>
            <text:p text:style-name="P16"/>
            <text:p text:style-name="P14">vector&lt;vector&lt;string&gt;&gt; reservation_search_date(int start_date, int end_date, int start_time = 0, int end_time = 2330)</text:p>
            <text:p text:style-name="P16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6"/>
            <text:p text:style-name="P14">vector&lt;vector&lt;string&gt;&gt; vehicle_search(string&amp; what, string&amp; value)</text:p>
            <text:p text:style-name="P16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all, reg_nr, type, status, brand, model.</text:span></text:p>
            <text:p text:style-name="P16"/>
            <text:p text:style-name="P14">vector&lt;vector&lt;string&gt;&gt; vehicle_search(string&amp; type, int start_date, int end_date, int start_time = 0, int end_time = 2330)</text:p>
            <text:p text:style-name="P16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6"/>
            <text:p text:style-name="P14">string info_search(string&amp; what, string&amp; value)</text:p>
            <text:p text:style-name="P16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19"/>
            <text:p text:style-name="P14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6">Uppdaterar given bokning med de nya värdena</text:p>
            <text:p text:style-name="P16"/>
            <text:p text:style-name="P14">void vehicle_update(string&amp; reg_nr, string&amp; type, string&amp; status, string&amp; brand, string&amp; model)</text:p>
            <text:p text:style-name="P16">Uppdaterar givet fordon med de nya värdena</text:p>
            <text:p text:style-name="P16"/>
            <text:p text:style-name="P14">void settings_update(...)</text:p>
            <text:p text:style-name="P16">Uppdaterar Settings-tabellen.</text:p>
            <text:p text:style-name="P16"/>
            <text:p text:style-name="P16">private:</text:p>
            <text:p text:style-name="P14">vector&lt;vector&lt;string&gt;&gt; ask(string&amp; query)</text:p>
            <text:p text:style-name="P16">Gör en förfrågan till databasen, <text:span text:style-name="T3"><text:s/>returnerar vektor med alla rader, där varje rad består av en vektor med varje kolumn som ett element.</text:span></text:p>
            <text:p text:style-name="P19"/>
            <text:p text:style-name="P14">bool exists_res(string&amp; res_nr) <text:s/></text:p>
            <text:p text:style-name="P16">Returnerar sant om bokningen med res_nr redan finns i databasen</text:p>
            <text:p text:style-name="P16"/>
            <text:p text:style-name="P14">bool exists_vehicle(string&amp; reg_nr) <text:s/></text:p>
            <text:p text:style-name="P16">Returnerar sant om fordonet med reg_nr redan finns i databasen</text:p>
            <text:p text:style-name="P16"/>
            <text:p text:style-name="P14"><text:soft-page-break/>string int_to_string(int)</text:p>
            <text:p text:style-name="P14"/>
            <text:p text:style-name="P14">void close()</text:p>
            <text:p text:style-name="P16">Stänger databas anslutningen</text:p>
          </table:table-cell>
        </table:table-row>
        <table:table-row>
          <table:table-cell table:style-name="Tabell3.A2" office:value-type="string">
            <text:p text:style-name="P13">Datamedlemmar:</text:p>
          </table:table-cell>
          <table:table-cell table:style-name="Tabell3.B2" office:value-type="string">
            <text:p text:style-name="P14">sqlite3* db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5">…</text:p>
          </table:table-cell>
          <table:table-cell table:style-name="Tabell4.A1" office:value-type="string">
            <text:p text:style-name="P15">status </text:p>
          </table:table-cell>
          <table:table-cell table:style-name="Tabell4.A1" office:value-type="string">
            <text:p text:style-name="P15">name</text:p>
          </table:table-cell>
          <table:table-cell table:style-name="Tabell4.A1" office:value-type="string">
            <text:p text:style-name="P15">tel</text:p>
          </table:table-cell>
          <table:table-cell table:style-name="Tabell4.A1" office:value-type="string">
            <text:p text:style-name="P15">address</text:p>
          </table:table-cell>
          <table:table-cell table:style-name="Tabell4.A1" office:value-type="string">
            <text:p text:style-name="P15">postal_nr</text:p>
          </table:table-cell>
          <table:table-cell table:style-name="Tabell4.G1" office:value-type="string">
            <text:p text:style-name="P15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5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5">reg_nr</text:p>
          </table:table-cell>
          <table:table-cell table:style-name="Tabell5.A2" office:value-type="string">
            <text:p text:style-name="P15">type</text:p>
          </table:table-cell>
          <table:table-cell table:style-name="Tabell5.A2" office:value-type="string">
            <text:p text:style-name="P15">status</text:p>
          </table:table-cell>
          <table:table-cell table:style-name="Tabell5.A2" office:value-type="string">
            <text:p text:style-name="P15">brand</text:p>
          </table:table-cell>
          <table:table-cell table:style-name="Tabell5.A2" office:value-type="string">
            <text:p text:style-name="P15">model</text:p>
          </table:table-cell>
          <table:table-cell table:style-name="Tabell5.A2" office:value-type="string">
            <text:p text:style-name="P15">mileage</text:p>
          </table:table-cell>
          <table:table-cell table:style-name="Tabell5.G2" office:value-type="string">
            <text:p text:style-name="P15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5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5">open_hour</text:p>
          </table:table-cell>
          <table:table-cell table:style-name="Tabell6.A2" office:value-type="string">
            <text:p text:style-name="P15">close_hour</text:p>
          </table:table-cell>
          <table:table-cell table:style-name="Tabell6.A2" office:value-type="string">
            <text:p text:style-name="P15">min_rental</text:p>
          </table:table-cell>
          <table:table-cell table:style-name="Tabell6.A2" office:value-type="string">
            <text:p text:style-name="P15">...</text:p>
          </table:table-cell>
          <table:table-cell table:style-name="Tabell6.A2" office:value-type="string">
            <text:p text:style-name="P15"/>
          </table:table-cell>
          <table:table-cell table:style-name="Tabell6.A2" office:value-type="string">
            <text:p text:style-name="P15"/>
          </table:table-cell>
          <table:table-cell table:style-name="Tabell6.G2" office:value-type="string">
            <text:p text:style-name="P15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1">Namn:</text:p>
          </table:table-cell>
          <table:table-cell table:style-name="Tabell7.B1" office:value-type="string">
            <text:p text:style-name="P12">Reservation</text:p>
          </table:table-cell>
        </table:table-row>
        <table:table-row>
          <table:table-cell table:style-name="Tabell7.A2" office:value-type="string">
            <text:p text:style-name="P13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 Hjälper även till att kapsla informationen kring en bokning.</text:p>
          </table:table-cell>
        </table:table-row>
        <table:table-row>
          <table:table-cell table:style-name="Tabell7.A2" office:value-type="string">
            <text:p text:style-name="P13">Konstruktörer:</text:p>
          </table:table-cell>
          <table:table-cell table:style-name="Tabell7.B2" office:value-type="string">
            <text:p text:style-name="P29">Reservation(datamedlemmar)</text:p>
            <text:p text:style-name="P19">parametriserad konstruktor</text:p>
            <text:p text:style-name="P29">Reservation(Reservation&amp;)</text:p>
            <text:p text:style-name="P12">kopieringskonstruktor</text:p>
            <text:p text:style-name="P29">Reservation(Reservation&amp;&amp;)</text:p>
            <text:p text:style-name="P12">flyttkonstruktor</text:p>
            <text:p text:style-name="P29">~Reservation()</text:p>
            <text:p text:style-name="P19">destruktor</text:p>
          </table:table-cell>
        </table:table-row>
        <text:soft-page-break/>
        <table:table-row>
          <table:table-cell table:style-name="Tabell7.A2" office:value-type="string">
            <text:p text:style-name="P13">Operationer:</text:p>
          </table:table-cell>
          <table:table-cell table:style-name="Tabell7.B2" office:value-type="string">
            <text:p text:style-name="P13">void save()</text:p>
            <text:p text:style-name="P17"><text:span text:style-name="T3">sparar bokningen i databasen</text:span> </text:p>
            <text:p text:style-name="P13">void set_”datamedlem”(”värde”)</text:p>
            <text:p text:style-name="P13">”typ” get_”datamedlem”()</text:p>
          </table:table-cell>
        </table:table-row>
        <table:table-row>
          <table:table-cell table:style-name="Tabell7.A2" office:value-type="string">
            <text:p text:style-name="P13">Datamedlemmar:</text:p>
          </table:table-cell>
          <table:table-cell table:style-name="Tabell7.B2" office:value-type="string">
            <text:p text:style-name="P24">int res_nr</text:p>
            <text:p text:style-name="P22">reservationsnummer</text:p>
            <text:p text:style-name="P13">string reg_nr</text:p>
            <text:p text:style-name="P22">registreringsnummer</text:p>
            <text:p text:style-name="P13">string name</text:p>
            <text:p text:style-name="P22">för- och efternamn</text:p>
            <text:p text:style-name="P24">string tel</text:p>
            <text:p text:style-name="P22">telefonnummer</text:p>
            <text:p text:style-name="P24">string adress</text:p>
            <text:p text:style-name="P24">string postal_nr</text:p>
            <text:p text:style-name="P24">string city</text:p>
            <text:p text:style-name="P13">string status</text:p>
            <text:p text:style-name="P19">aktiv / kommande / avslutad</text:p>
            <text:p text:style-name="P14">int start_time</text:p>
            <text:p text:style-name="P19">ex. 800 = 08:00, <text:s/>1330 = 13:30</text:p>
            <text:p text:style-name="P14">int end_time</text:p>
            <text:p text:style-name="P25">int start_date</text:p>
            <text:p text:style-name="P19">ex. 20121212 = 2012-12-12</text:p>
            <text:p text:style-name="P25">int end_date</text:p>
            <text:p text:style-name="P14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1">Namn:</text:p>
          </table:table-cell>
          <table:table-cell table:style-name="Tabell8.B1" office:value-type="string">
            <text:p text:style-name="P12">Search_reservation</text:p>
          </table:table-cell>
        </table:table-row>
        <table:table-row>
          <table:table-cell table:style-name="Tabell8.A2" office:value-type="string">
            <text:p text:style-name="P13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3">Konstruktörer:</text:p>
          </table:table-cell>
          <table:table-cell table:style-name="Tabell8.B2" office:value-type="string">
            <text:p text:style-name="P29">Search_reservation()</text:p>
            <text:p text:style-name="P19">Default konstruktor</text:p>
            <text:p text:style-name="P29">~Search_reservation</text:p>
            <text:p text:style-name="P19">Destruktor</text:p>
          </table:table-cell>
        </table:table-row>
        <table:table-row>
          <table:table-cell table:style-name="Tabell8.A2" office:value-type="string">
            <text:p text:style-name="P13">Operationer:</text:p>
          </table:table-cell>
          <table:table-cell table:style-name="Tabell8.B2" office:value-type="string">
            <text:p text:style-name="P24">void res_nr(string&amp; res_nr)</text:p>
            <text:p text:style-name="P24">void reg_nr(string&amp; reg_nr)</text:p>
            <text:p text:style-name="P24">void name(string&amp; name)</text:p>
            <text:p text:style-name="P24">void tel(string&amp; tel)</text:p>
            <text:p text:style-name="P24">void status(string&amp; status)</text:p>
            <text:p text:style-name="P24">void start_end(int start_date, </text:p>
            <text:p text:style-name="P24"><text:s text:c="51"/>int end_date, </text:p>
            <text:p text:style-name="P24"><text:s text:c="51"/>int start_time = 0, <text:s/></text:p>
            <text:p text:style-name="P24"><text:s text:c="51"/>int end_time = 0)</text:p>
            <text:p text:style-name="P22">funktionerna ovan gör en sökning i databasen och sparar resultatet som bokningsobjekt i search_result</text:p>
            <text:p text:style-name="P24">bool empty()</text:p>
            <text:p text:style-name="P22">returnerar <text:span text:style-name="T5">true</text:span> om search_result är tom, <text:span text:style-name="T5">false</text:span> annars </text:p>
            <text:p text:style-name="P24">void clear()</text:p>
            <text:p text:style-name="P22"><text:soft-page-break/>rensar search_result</text:p>
          </table:table-cell>
        </table:table-row>
        <table:table-row table:style-name="Tabell8.5">
          <table:table-cell table:style-name="Tabell8.A2" office:value-type="string">
            <text:p text:style-name="P13">Datamedlemmar:</text:p>
          </table:table-cell>
          <table:table-cell table:style-name="Tabell8.B2" office:value-type="string">
            <text:p text:style-name="P14">vector&lt;R<text:span text:style-name="T3">eservation*</text:span>&gt; s<text:span text:style-name="T3">earch_result</text:span></text:p>
          </table:table-cell>
        </table:table-row>
      </table:table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1">Namn:</text:p>
          </table:table-cell>
          <table:table-cell table:style-name="Tabell11.B1" office:value-type="string">
            <text:p text:style-name="P12">Vehicle</text:p>
          </table:table-cell>
        </table:table-row>
        <table:table-row>
          <table:table-cell table:style-name="Tabell11.A2" office:value-type="string">
            <text:p text:style-name="P13">Syfte:</text:p>
          </table:table-cell>
          <table:table-cell table:style-name="Tabell11.B2" office:value-type="string">
            <text:p text:style-name="P16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3">Konstruktörer:</text:p>
          </table:table-cell>
          <table:table-cell table:style-name="Tabell11.B2" office:value-type="string">
            <text:p text:style-name="P14">Vehicle(string&amp; reg_nr, string&amp; type, string&amp; status, string&amp; brand, string&amp; model, int mileage, string&amp; damage) </text:p>
            <text:p text:style-name="P26">parametriserad konstruktor</text:p>
            <text:p text:style-name="P14">~Vehicle()</text:p>
            <text:p text:style-name="P14"><text:span text:style-name="T2">destruktor</text:span> <text:s/></text:p>
          </table:table-cell>
        </table:table-row>
        <table:table-row>
          <table:table-cell table:style-name="Tabell11.A2" office:value-type="string">
            <text:p text:style-name="P13">Operationer:</text:p>
          </table:table-cell>
          <table:table-cell table:style-name="Tabell11.B2" office:value-type="string">
            <text:p text:style-name="P14">void set_”datamedlem”(”värde”) </text:p>
            <text:p text:style-name="P14"/>
            <text:p text:style-name="P14">”typ” get_”datamedlem”() </text:p>
            <text:p text:style-name="P14"/>
            <text:p text:style-name="P14">void save() </text:p>
            <text:p text:style-name="P19">sparar/uppdaterar informationen till/i databasen.</text:p>
          </table:table-cell>
        </table:table-row>
        <table:table-row>
          <table:table-cell table:style-name="Tabell11.A2" office:value-type="string">
            <text:p text:style-name="P13">Datamedlemmar:</text:p>
          </table:table-cell>
          <table:table-cell table:style-name="Tabell11.B2" office:value-type="string">
            <text:p text:style-name="P14">string reg_nr </text:p>
            <text:p text:style-name="P14">string type </text:p>
            <text:p text:style-name="P14">string status </text:p>
            <text:p text:style-name="P19">uthyrd / tillgänglig</text:p>
            <text:p text:style-name="P14">string brand </text:p>
            <text:p text:style-name="P14">string model </text:p>
            <text:p text:style-name="P14">int mileage </text:p>
            <text:p text:style-name="P14">string damage 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1">Namn:</text:p>
          </table:table-cell>
          <table:table-cell table:style-name="Tabell9.B1" office:value-type="string">
            <text:p text:style-name="P12">Search_vehicle</text:p>
          </table:table-cell>
        </table:table-row>
        <table:table-row>
          <table:table-cell table:style-name="Tabell9.A2" office:value-type="string">
            <text:p text:style-name="P13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3">Konstruktörer:</text:p>
          </table:table-cell>
          <table:table-cell table:style-name="Tabell9.B2" office:value-type="string">
            <text:p text:style-name="P29">Search_vehicle()</text:p>
            <text:p text:style-name="P19">Default konstruktor</text:p>
            <text:p text:style-name="P29">~Search_vehicle()</text:p>
            <text:p text:style-name="P19">Destruktor</text:p>
          </table:table-cell>
        </table:table-row>
        <table:table-row>
          <table:table-cell table:style-name="Tabell9.A2" office:value-type="string">
            <text:p text:style-name="P13">Operationer:</text:p>
          </table:table-cell>
          <table:table-cell table:style-name="Tabell9.B2" office:value-type="string">
            <text:p text:style-name="P24">void all()</text:p>
            <text:p text:style-name="P24">void reg_nr(string&amp; reg_nr)</text:p>
            <text:p text:style-name="P24">void type(string&amp; type)</text:p>
            <text:p text:style-name="P24">void status(string&amp; status)</text:p>
            <text:p text:style-name="P24">void brand(string&amp; brand)</text:p>
            <text:p text:style-name="P24">void brand_model(string&amp; brand, string&amp; model)</text:p>
            <text:p text:style-name="P24">void type_date(string&amp; type, int start_date, int end_date</text:p>
            <text:p text:style-name="P24"><text:s text:c="25"/>int start_time = 0, inte end_time = 2330)</text:p>
            <text:p text:style-name="P22">funktionerna ovan gör en sökning i databasen och sparar resultatet som pekare till Vehicle-objekt i search_result.</text:p>
            <text:p text:style-name="P24">bool empty()</text:p>
            <text:p text:style-name="P17"><text:span text:style-name="T3">returnerar true om search_result är tom, false annars.</text:span><text:span text:style-name="T3"> </text:span></text:p>
            <text:p text:style-name="P24"><text:soft-page-break/>void clear()</text:p>
            <text:p text:style-name="P22">rensar search_result.</text:p>
          </table:table-cell>
        </table:table-row>
        <table:table-row>
          <table:table-cell table:style-name="Tabell9.A2" office:value-type="string">
            <text:p text:style-name="P13">Datamedlemmar:</text:p>
          </table:table-cell>
          <table:table-cell table:style-name="Tabell9.B2" office:value-type="string">
            <text:p text:style-name="P14">vector&lt;Vehicle*&gt; search_result</text:p>
          </table:table-cell>
        </table:table-row>
      </table:table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1">Namn:</text:p>
          </table:table-cell>
          <table:table-cell table:style-name="Tabell10.B1" office:value-type="string">
            <text:p text:style-name="P12">Settings</text:p>
          </table:table-cell>
        </table:table-row>
        <table:table-row>
          <table:table-cell table:style-name="Tabell10.A2" office:value-type="string">
            <text:p text:style-name="P13">Syfte:</text:p>
          </table:table-cell>
          <table:table-cell table:style-name="Tabell10.B2" office:value-type="string">
            <text:p text:style-name="Table_20_Contents">Att hålla reda på alla inställningar som användaren kan göra i programmet.</text:p>
          </table:table-cell>
        </table:table-row>
        <table:table-row>
          <table:table-cell table:style-name="Tabell10.A2" office:value-type="string">
            <text:p text:style-name="P13">Konstruktörer:</text:p>
          </table:table-cell>
          <table:table-cell table:style-name="Tabell10.B2" office:value-type="string">
            <text:p text:style-name="P14">Settings()</text:p>
            <text:p text:style-name="P26">default konstruktor</text:p>
            <text:p text:style-name="P14">~Settings()</text:p>
            <text:p text:style-name="P26">destruktor</text:p>
          </table:table-cell>
        </table:table-row>
        <table:table-row>
          <table:table-cell table:style-name="Tabell10.A2" office:value-type="string">
            <text:p text:style-name="P13">Operationer:</text:p>
          </table:table-cell>
          <table:table-cell table:style-name="Tabell10.B2" office:value-type="string">
            <text:p text:style-name="P24">void save()</text:p>
            <text:p text:style-name="P22">sparar/uppdaterar informationen till/i databasen.</text:p>
            <text:p text:style-name="P22"><text:span text:style-name="T5">void set_”datamedlem”(”värde”)</text:span></text:p>
            <text:p text:style-name="P24">”typ” get_”datamedlem”()</text:p>
          </table:table-cell>
        </table:table-row>
        <table:table-row>
          <table:table-cell table:style-name="Tabell10.A2" office:value-type="string">
            <text:p text:style-name="P13">Datamedlemmar:</text:p>
          </table:table-cell>
          <table:table-cell table:style-name="Tabell10.B2" office:value-type="string">
            <text:p text:style-name="P14">int open_hour</text:p>
            <text:p text:style-name="P19">Öppnar</text:p>
            <text:p text:style-name="P14">int close_hour</text:p>
            <text:p text:style-name="P19">Stänger</text:p>
            <text:p text:style-name="P14">int min_rental</text:p>
            <text:p text:style-name="P19">Minsta uthyrningsperi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9T11:07:33.22</dc:date>
    <dc:creator>Conny Andersson</dc:creator>
    <meta:editing-duration>PT59M17S</meta:editing-duration>
    <meta:editing-cycles>17</meta:editing-cycles>
    <meta:generator>OpenOffice.org/3.3$Win32 OpenOffice.org_project/330m20$Build-9567</meta:generator>
    <meta:document-statistic meta:table-count="12" meta:image-count="1" meta:object-count="0" meta:page-count="10" meta:paragraph-count="274" meta:word-count="1005" meta:character-count="7881"/>
  </office:meta>
</office:document-meta>
</file>